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3" style:family="paragraph">
      <style:paragraph-properties fo:text-align="center" style:text-autospace="none"/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4" style:family="paragraph">
      <style:paragraph-properties style:text-autospace="none"/>
      <style:text-properties fo:font-family="ArialMT" style:font-family-generic="swiss" fo:font-size="10pt" style:font-family-asian="ArialMT" style:font-family-generic-asian="swiss" style:font-size-asian="10pt" style:font-family-complex="ArialMT" style:font-family-generic-complex="swiss" style:font-size-complex="5.69999980926514pt"/>
    </style:style>
    <style:style style:name="P5" style:family="paragraph">
      <style:paragraph-properties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4.59999990463257pt"/>
    </style:style>
    <style:style style:name="P6" style:family="paragraph">
      <style:paragraph-properties fo:text-align="center" style:text-autospace="none"/>
      <style:text-properties fo:color="#000000" fo:font-family="'Courier New'" style:font-family-generic="modern" style:font-pitch="fixed" fo:font-size="12pt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P7" style:family="paragraph">
      <style:paragraph-properties style:text-autospace="none"/>
      <style:text-properties fo:color="#000000" fo:font-family="'Courier New'" style:font-family-generic="modern" style:font-pitch="fixed" fo:font-size="12pt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1" style:family="text">
      <style:text-properties fo:color="#000000" style:text-outline="false" style:text-line-through-style="none" fo:font-family="'Courier New'" style:font-family-generic="modern" style:font-pitch="fixed" fo:font-size="10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Courier New'" style:font-family-generic="modern" style:font-pitch="fixed" fo:font-size="12pt" fo:font-style="normal" fo:text-shadow="none" style:text-underline-style="none" fo:font-weight="bold" style:letter-kerning="true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rect draw:style-name="gr1" draw:text-style-name="P1" draw:layer="layout" svg:width="3.5cm" svg:height="1.5cm" svg:x="0.2cm" svg:y="1.5cm">
          <text:p text:style-name="P1">FTS</text:p>
        </draw:rect>
        <draw:rect draw:style-name="gr1" draw:text-style-name="P1" draw:layer="layout" svg:width="4.5cm" svg:height="1.5cm" svg:x="12.8cm" svg:y="1.5cm">
          <text:p text:style-name="P1">FT12</text:p>
          <text:p text:style-name="P1">Bus Interface</text:p>
        </draw:rect>
        <draw:rect draw:style-name="gr1" draw:text-style-name="P1" draw:layer="layout" svg:width="3.5cm" svg:height="1.5cm" svg:x="23.9cm" svg:y="1.5cm">
          <text:p text:style-name="P1">Remote </text:p>
          <text:p text:style-name="P1">Device</text:p>
        </draw:rect>
        <draw:line draw:style-name="gr2" draw:text-style-name="P1" draw:layer="layout" svg:x1="2cm" svg:y1="3cm" svg:x2="2cm" svg:y2="19.5cm">
          <text:p/>
        </draw:line>
        <draw:line draw:style-name="gr2" draw:text-style-name="P1" draw:layer="layout" svg:x1="15cm" svg:y1="3cm" svg:x2="15cm" svg:y2="19.5cm">
          <text:p/>
        </draw:line>
        <draw:line draw:style-name="gr2" draw:text-style-name="P1" draw:layer="layout" svg:x1="25.9cm" svg:y1="3cm" svg:x2="25.9cm" svg:y2="19.5cm">
          <text:p/>
        </draw:line>
        <draw:line draw:style-name="gr3" draw:text-style-name="P1" draw:layer="layout" svg:x1="2cm" svg:y1="5.3cm" svg:x2="15cm" svg:y2="5.3cm">
          <text:p text:style-name="P2"><text:span text:style-name="T1"><text:s/></text:span></text:p>
        </draw:line>
        <draw:line draw:style-name="gr3" draw:text-style-name="P1" draw:layer="layout" svg:x1="2cm" svg:y1="10cm" svg:x2="15cm" svg:y2="10cm">
          <text:p text:style-name="P2"><text:span text:style-name="T1"><text:s/></text:span></text:p>
        </draw:line>
        <draw:line draw:style-name="gr4" draw:text-style-name="P3" draw:layer="layout" svg:x1="2cm" svg:y1="7cm" svg:x2="15cm" svg:y2="7cm">
          <text:p/>
        </draw:line>
        <draw:line draw:style-name="gr3" draw:text-style-name="P1" draw:layer="layout" svg:x1="15cm" svg:y1="12.2cm" svg:x2="26cm" svg:y2="12.2cm">
          <text:p/>
        </draw:line>
        <draw:line draw:style-name="gr4" draw:text-style-name="P3" draw:layer="layout" svg:x1="15cm" svg:y1="14.2cm" svg:x2="25.812cm" svg:y2="14.2cm">
          <text:p/>
        </draw:line>
        <draw:line draw:style-name="gr4" draw:text-style-name="P3" draw:layer="layout" svg:x1="2cm" svg:y1="14.2cm" svg:x2="15cm" svg:y2="14.2cm">
          <text:p/>
        </draw:line>
        <draw:line draw:style-name="gr3" draw:text-style-name="P1" draw:layer="layout" svg:x1="2cm" svg:y1="16.6cm" svg:x2="15cm" svg:y2="16.6cm">
          <text:p/>
        </draw:line>
        <draw:frame draw:style-name="gr5" draw:text-style-name="P2" draw:layer="layout" svg:width="9.5cm" svg:height="0.997cm" svg:x="3cm" svg:y="4.803cm">
          <draw:text-box>
            <text:p text:style-name="P2"><text:span text:style-name="T1">PEI-Switch to Data Link Layer</text:span></text:p>
            <text:p text:style-name="P2"><text:span text:style-name="T1">68 08 08 68 53 A9 00 18 34 56 78 0A 20 16</text:span></text:p>
          </draw:text-box>
        </draw:frame>
        <draw:frame draw:style-name="gr5" draw:text-style-name="P2" draw:layer="layout" svg:width="2.5cm" svg:height="0.997cm" svg:x="7cm" svg:y="6.7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5" draw:text-style-name="P2" draw:layer="layout" svg:width="10cm" svg:height="0.997cm" svg:x="3cm" svg:y="9.7cm">
          <draw:text-box>
            <text:p><text:span text:style-name="T1">L_Data.req with T_Connect-PDU </text:span></text:p>
            <text:p><text:span text:style-name="T1">68 09 09 68 73 11 90 00 00 33 07 60 80 2E 16</text:span></text:p>
          </draw:text-box>
        </draw:frame>
        <draw:line draw:style-name="gr4" draw:text-style-name="P3" draw:layer="layout" svg:x1="2cm" svg:y1="12.2cm" svg:x2="15cm" svg:y2="12.2cm">
          <text:p/>
        </draw:line>
        <draw:frame draw:style-name="gr5" draw:text-style-name="P2" draw:layer="layout" svg:width="10cm" svg:height="0.997cm" svg:x="3cm" svg:y="13.9cm">
          <draw:text-box>
            <text:p text:style-name="P4"><text:span text:style-name="T1">L_Data.con with </text:span></text:p>
            <text:p text:style-name="P2"><text:span text:style-name="T1">68 09 09 68 D3 2E 90 33 07 00 00 60 C2 ED 16</text:span></text:p>
          </draw:text-box>
        </draw:frame>
        <draw:frame draw:style-name="gr5" draw:text-style-name="P2" draw:layer="layout" svg:width="5cm" svg:height="0.997cm" svg:x="17.5cm" svg:y="11.7cm">
          <draw:text-box>
            <text:p><text:span text:style-name="T1">T_Connect-PDU</text:span></text:p>
            <text:p><text:span text:style-name="T1">90 00 00 33 07 60 80</text:span></text:p>
          </draw:text-box>
        </draw:frame>
        <draw:frame draw:style-name="gr5" draw:text-style-name="P2" draw:layer="layout" svg:width="5cm" svg:height="0.997cm" svg:x="17.4cm" svg:y="13.976cm">
          <draw:text-box>
            <text:p text:style-name="P5"><text:span text:style-name="T1">T_ACK-PDU</text:span></text:p>
            <text:p><text:span text:style-name="T1">90 00 00 33 07 60 C2</text:span></text:p>
          </draw:text-box>
        </draw:frame>
        <draw:frame draw:style-name="gr5" draw:text-style-name="P2" draw:layer="layout" svg:width="2.5cm" svg:height="0.997cm" svg:x="7cm" svg:y="11.703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5" draw:text-style-name="P2" draw:layer="layout" svg:width="2.5cm" svg:height="0.997cm" svg:x="7cm" svg:y="16.103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5" draw:text-style-name="P7" draw:layer="layout" svg:width="9.5cm" svg:height="0.734cm" svg:x="10cm" svg:y="3.5cm">
          <draw:text-box>
            <text:p text:style-name="P6"><text:span text:style-name="T2">PEI-Switch</text:span></text:p>
          </draw:text-box>
        </draw:frame>
        <draw:frame draw:style-name="gr5" draw:text-style-name="P7" draw:layer="layout" svg:width="9.5cm" svg:height="0.734cm" svg:x="10cm" svg:y="8.266cm">
          <draw:text-box>
            <text:p text:style-name="P6"><text:span text:style-name="T2">Open Daten Connection</text:span></text:p>
          </draw:text-box>
        </draw:frame>
        <draw:line draw:style-name="gr6" draw:text-style-name="P1" draw:layer="layout" svg:x1="0.5cm" svg:y1="9cm" svg:x2="26.5cm" svg:y2="9cm">
          <text:p/>
        </draw:line>
        <draw:frame draw:style-name="gr5" draw:text-style-name="P7" draw:layer="layout" svg:width="9.5cm" svg:height="0.734cm" svg:x="10cm" svg:y="3.5cm">
          <draw:text-box>
            <text:p text:style-name="P6"><text:span text:style-name="T2">PEI-Switch</text:span></text:p>
          </draw:text-box>
        </draw:frame>
        <draw:frame draw:style-name="gr5" draw:text-style-name="P7" draw:layer="layout" svg:width="9.5cm" svg:height="0.734cm" svg:x="10cm" svg:y="3.5cm">
          <draw:text-box>
            <text:p text:style-name="P6"><text:span text:style-name="T2">PEI-Switch</text:span></text:p>
          </draw:text-box>
        </draw:frame>
        <draw:frame draw:style-name="gr5" draw:text-style-name="P7" draw:layer="layout" svg:width="9.5cm" svg:height="0.734cm" svg:x="10cm" svg:y="3.4cm">
          <draw:text-box>
            <text:p text:style-name="P6"><text:span text:style-name="T2">PEI-Switch</text:span></text:p>
          </draw:text-box>
        </draw:frame>
        <draw:line draw:style-name="gr6" draw:text-style-name="P1" draw:layer="layout" svg:x1="0.7cm" svg:y1="4cm" svg:x2="26.7cm" svg:y2="4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rect draw:style-name="gr1" draw:text-style-name="P1" draw:layer="layout" svg:width="3.5cm" svg:height="1.5cm" svg:x="0.2cm" svg:y="1.5cm">
          <text:p text:style-name="P1">FTS</text:p>
        </draw:rect>
        <draw:rect draw:style-name="gr1" draw:text-style-name="P1" draw:layer="layout" svg:width="4.5cm" svg:height="1.5cm" svg:x="12.8cm" svg:y="1.5cm">
          <text:p text:style-name="P1">FT12</text:p>
          <text:p text:style-name="P1">Bus Interface</text:p>
        </draw:rect>
        <draw:rect draw:style-name="gr1" draw:text-style-name="P1" draw:layer="layout" svg:width="3.5cm" svg:height="1.5cm" svg:x="23.9cm" svg:y="1.5cm">
          <text:p text:style-name="P1">Remote </text:p>
          <text:p text:style-name="P1">Device</text:p>
        </draw:rect>
        <draw:line draw:style-name="gr2" draw:text-style-name="P1" draw:layer="layout" svg:x1="2cm" svg:y1="3cm" svg:x2="2cm" svg:y2="19.5cm">
          <text:p/>
        </draw:line>
        <draw:line draw:style-name="gr2" draw:text-style-name="P1" draw:layer="layout" svg:x1="15cm" svg:y1="3cm" svg:x2="15cm" svg:y2="19.5cm">
          <text:p/>
        </draw:line>
        <draw:line draw:style-name="gr2" draw:text-style-name="P1" draw:layer="layout" svg:x1="25.9cm" svg:y1="3cm" svg:x2="25.9cm" svg:y2="19.5cm">
          <text:p/>
        </draw:line>
        <draw:line draw:style-name="gr3" draw:text-style-name="P1" draw:layer="layout" svg:x1="2cm" svg:y1="4.7cm" svg:x2="15cm" svg:y2="4.7cm">
          <text:p text:style-name="P2"><text:span text:style-name="T1"><text:s/></text:span></text:p>
        </draw:line>
        <draw:line draw:style-name="gr3" draw:text-style-name="P1" draw:layer="layout" svg:x1="15cm" svg:y1="6.1cm" svg:x2="26cm" svg:y2="6.1cm">
          <text:p/>
        </draw:line>
        <draw:line draw:style-name="gr4" draw:text-style-name="P3" draw:layer="layout" svg:x1="15cm" svg:y1="8.1cm" svg:x2="25.812cm" svg:y2="8.1cm">
          <text:p/>
        </draw:line>
        <draw:line draw:style-name="gr4" draw:text-style-name="P3" draw:layer="layout" svg:x1="2cm" svg:y1="8.138cm" svg:x2="15cm" svg:y2="8.138cm">
          <text:p/>
        </draw:line>
        <draw:line draw:style-name="gr3" draw:text-style-name="P1" draw:layer="layout" svg:x1="2cm" svg:y1="9.5cm" svg:x2="15cm" svg:y2="9.5cm">
          <text:p/>
        </draw:line>
        <draw:frame draw:style-name="gr5" draw:text-style-name="P2" draw:layer="layout" svg:width="10.5cm" svg:height="0.997cm" svg:x="3cm" svg:y="4.4cm">
          <draw:text-box>
            <text:p text:style-name="P4"><text:span text:style-name="T1">L_Data.req with A_DeviceDescriptor_Read-PDU</text:span></text:p>
            <text:p text:style-name="P2"><text:span text:style-name="T1">68 0A 0A 68 53 11 90 00 00 33 07 61 43 00 D2 16</text:span></text:p>
          </draw:text-box>
        </draw:frame>
        <draw:line draw:style-name="gr4" draw:text-style-name="P3" draw:layer="layout" svg:x1="2cm" svg:y1="16.6cm" svg:x2="15cm" svg:y2="16.6cm">
          <text:p/>
        </draw:line>
        <draw:frame draw:style-name="gr5" draw:text-style-name="P2" draw:layer="layout" svg:width="10.5cm" svg:height="0.997cm" svg:x="3cm" svg:y="7.9cm">
          <draw:text-box>
            <text:p text:style-name="P4"><text:span text:style-name="T1">L_Data.con with A_DeviceDescriptor_Read-PDU</text:span></text:p>
            <text:p text:style-name="P2"><text:span text:style-name="T1">68 0A 0A 68 F3 2E 90 33 07 00 00 61 43 00 8F 16</text:span></text:p>
          </draw:text-box>
        </draw:frame>
        <draw:frame draw:style-name="gr5" draw:text-style-name="P2" draw:layer="layout" svg:width="7cm" svg:height="0.997cm" svg:x="16.9cm" svg:y="5.6cm">
          <draw:text-box>
            <text:p text:style-name="P4"><text:span text:style-name="T1">A_DeviceDescriptor_Read-PDU</text:span></text:p>
            <text:p text:style-name="P2"><text:span text:style-name="T1">90 00 00 33 07 61 43 00</text:span></text:p>
          </draw:text-box>
        </draw:frame>
        <draw:frame draw:style-name="gr5" draw:text-style-name="P2" draw:layer="layout" svg:width="7.5cm" svg:height="0.997cm" svg:x="16.9cm" svg:y="7.676cm">
          <draw:text-box>
            <text:p text:style-name="P5"><text:span text:style-name="T1">A_DeviceDescriptor_Read-PDU</text:span></text:p>
            <text:p text:style-name="P2"><text:span text:style-name="T1">90 33 07 00 00 61 43 00</text:span></text:p>
          </draw:text-box>
        </draw:frame>
        <draw:line draw:style-name="gr4" draw:text-style-name="P3" draw:layer="layout" svg:x1="15cm" svg:y1="12.4cm" svg:x2="25.812cm" svg:y2="12.4cm">
          <text:p/>
        </draw:line>
        <draw:line draw:style-name="gr4" draw:text-style-name="P3" draw:layer="layout" svg:x1="2cm" svg:y1="12.4cm" svg:x2="15cm" svg:y2="12.4cm">
          <text:p/>
        </draw:line>
        <draw:line draw:style-name="gr3" draw:text-style-name="P1" draw:layer="layout" svg:x1="2cm" svg:y1="13.8cm" svg:x2="15cm" svg:y2="13.8cm">
          <text:p/>
        </draw:line>
        <draw:frame draw:style-name="gr5" draw:text-style-name="P2" draw:layer="layout" svg:width="10.5cm" svg:height="0.997cm" svg:x="3cm" svg:y="11.9cm">
          <draw:text-box>
            <text:p text:style-name="P4"><text:span text:style-name="T1">L_Data.ind with T_ACK-PDU</text:span></text:p>
            <text:p text:style-name="P2"><text:span text:style-name="T1">68 09 09 68 D3 29 90 33 07 00 00 60 C2 E8 16</text:span></text:p>
          </draw:text-box>
        </draw:frame>
        <draw:frame draw:style-name="gr5" draw:text-style-name="P2" draw:layer="layout" svg:width="5cm" svg:height="0.997cm" svg:x="17.5cm" svg:y="11.876cm">
          <draw:text-box>
            <text:p text:style-name="P5"><text:span text:style-name="T1">T_ACK-PDU</text:span></text:p>
            <text:p text:style-name="P2"><text:span text:style-name="T1">90 33 07 00 00 60 C2</text:span></text:p>
          </draw:text-box>
        </draw:frame>
        <draw:line draw:style-name="gr4" draw:text-style-name="P3" draw:layer="layout" svg:x1="15cm" svg:y1="16.6cm" svg:x2="25.812cm" svg:y2="16.6cm">
          <text:p/>
        </draw:line>
        <draw:frame draw:style-name="gr5" draw:text-style-name="P2" draw:layer="layout" svg:width="12cm" svg:height="0.997cm" svg:x="2.5cm" svg:y="16.3cm">
          <draw:text-box>
            <text:p text:style-name="P4"><text:span text:style-name="T1">L_Data.ind with A_DeviceDescriptor_Response-PDU</text:span></text:p>
            <text:p text:style-name="P2"><text:span text:style-name="T1">68 0C 0C 68 F3 29 90 33 07 00 00 63 43 40 00 12 DE 16 </text:span></text:p>
          </draw:text-box>
        </draw:frame>
        <draw:frame draw:style-name="gr5" draw:text-style-name="P2" draw:layer="layout" svg:width="7.5cm" svg:height="0.997cm" svg:x="16.8cm" svg:y="16.176cm">
          <draw:text-box>
            <text:p text:style-name="P5"><text:span text:style-name="T1">A_DeviceDescriptor_Response-PDU</text:span></text:p>
            <text:p text:style-name="P2"><text:span text:style-name="T1">90 33 07 00 00 63 43 40 00 12</text:span></text:p>
          </draw:text-box>
        </draw:frame>
        <draw:frame draw:style-name="gr5" draw:text-style-name="P7" draw:layer="layout" svg:width="9.5cm" svg:height="0.734cm" svg:x="10.5cm" svg:y="3.5cm">
          <draw:text-box>
            <text:p text:style-name="P6"><text:span text:style-name="T2">Device Descriptor Read</text:span></text:p>
          </draw:text-box>
        </draw:frame>
        <draw:line draw:style-name="gr6" draw:text-style-name="P1" draw:layer="layout" svg:x1="0cm" svg:y1="4cm" svg:x2="26cm" svg:y2="4cm">
          <text:p/>
        </draw:line>
        <draw:frame draw:style-name="gr5" draw:text-style-name="P2" draw:layer="layout" svg:width="2.5cm" svg:height="0.997cm" svg:x="7cm" svg:y="5.601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5" draw:text-style-name="P2" draw:layer="layout" svg:width="2.5cm" svg:height="0.997cm" svg:x="7.5cm" svg:y="9.003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5" draw:text-style-name="P2" draw:layer="layout" svg:width="2.5cm" svg:height="0.997cm" svg:x="7.5cm" svg:y="13.303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5" draw:text-style-name="P2" draw:layer="layout" svg:width="2.5cm" svg:height="0.997cm" svg:x="7.5cm" svg:y="9.004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line draw:style-name="gr3" draw:text-style-name="P1" draw:layer="layout" svg:x1="2cm" svg:y1="18.297cm" svg:x2="15cm" svg:y2="18.297cm">
          <text:p/>
        </draw:line>
        <draw:frame draw:style-name="gr5" draw:text-style-name="P2" draw:layer="layout" svg:width="2.5cm" svg:height="0.997cm" svg:x="7.5cm" svg:y="17.8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line draw:style-name="gr4" draw:text-style-name="P3" draw:layer="layout" svg:x1="2cm" svg:y1="6.1cm" svg:x2="15cm" svg:y2="6.1cm">
          <text:p/>
        </draw:lin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rect draw:style-name="gr1" draw:text-style-name="P1" draw:layer="layout" svg:width="3.5cm" svg:height="1.5cm" svg:x="0.2cm" svg:y="1.5cm">
          <text:p text:style-name="P1">FTS</text:p>
        </draw:rect>
        <draw:rect draw:style-name="gr1" draw:text-style-name="P1" draw:layer="layout" svg:width="4.5cm" svg:height="1.5cm" svg:x="12.8cm" svg:y="1.5cm">
          <text:p text:style-name="P1">FT12</text:p>
          <text:p text:style-name="P1">Bus Interface</text:p>
        </draw:rect>
        <draw:rect draw:style-name="gr1" draw:text-style-name="P1" draw:layer="layout" svg:width="3.5cm" svg:height="1.5cm" svg:x="23.9cm" svg:y="1.5cm">
          <text:p text:style-name="P1">Remote </text:p>
          <text:p text:style-name="P1">Device</text:p>
        </draw:rect>
        <draw:line draw:style-name="gr2" draw:text-style-name="P1" draw:layer="layout" svg:x1="2cm" svg:y1="3cm" svg:x2="2cm" svg:y2="19.5cm">
          <text:p/>
        </draw:line>
        <draw:line draw:style-name="gr2" draw:text-style-name="P1" draw:layer="layout" svg:x1="15cm" svg:y1="3cm" svg:x2="15cm" svg:y2="19.5cm">
          <text:p/>
        </draw:line>
        <draw:line draw:style-name="gr2" draw:text-style-name="P1" draw:layer="layout" svg:x1="25.9cm" svg:y1="3cm" svg:x2="25.9cm" svg:y2="19.5cm">
          <text:p/>
        </draw:line>
        <draw:line draw:style-name="gr3" draw:text-style-name="P1" draw:layer="layout" svg:x1="2cm" svg:y1="6.1cm" svg:x2="15cm" svg:y2="6.1cm">
          <text:p text:style-name="P2"><text:span text:style-name="T1"><text:s/></text:span></text:p>
        </draw:line>
        <draw:line draw:style-name="gr3" draw:text-style-name="P1" draw:layer="layout" svg:x1="15cm" svg:y1="7.8cm" svg:x2="26cm" svg:y2="7.8cm">
          <text:p/>
        </draw:line>
        <draw:line draw:style-name="gr4" draw:text-style-name="P3" draw:layer="layout" svg:x1="15cm" svg:y1="10.1cm" svg:x2="25.812cm" svg:y2="10.1cm">
          <text:p/>
        </draw:line>
        <draw:line draw:style-name="gr4" draw:text-style-name="P3" draw:layer="layout" svg:x1="2cm" svg:y1="10.1cm" svg:x2="15cm" svg:y2="10.1cm">
          <text:p/>
        </draw:line>
        <draw:frame draw:style-name="gr5" draw:text-style-name="P2" draw:layer="layout" svg:width="10cm" svg:height="0.997cm" svg:x="3cm" svg:y="5.8cm">
          <draw:text-box>
            <text:p text:style-name="P4"><text:span text:style-name="T1">L_Data.req with T_Disconnect-PDU</text:span></text:p>
            <text:p text:style-name="P2"><text:span text:style-name="T1">68 09 09 68 73 11 90 00 00 33 07 60 81 2F 16 </text:span></text:p>
          </draw:text-box>
        </draw:frame>
        <draw:line draw:style-name="gr4" draw:text-style-name="P3" draw:layer="layout" svg:x1="2cm" svg:y1="7.8cm" svg:x2="15cm" svg:y2="7.8cm">
          <text:p/>
        </draw:line>
        <draw:frame draw:style-name="gr5" draw:text-style-name="P2" draw:layer="layout" svg:width="10.5cm" svg:height="0.997cm" svg:x="3cm" svg:y="9.6cm">
          <draw:text-box>
            <text:p text:style-name="P4"><text:span text:style-name="T1">L_Data.ind with T_Disconnect-PDU</text:span></text:p>
            <text:p text:style-name="P2"><text:span text:style-name="T1">68 09 09 68 D3 2E 90 00 00 33 07 60 81 AC 16</text:span></text:p>
          </draw:text-box>
        </draw:frame>
        <draw:frame draw:style-name="gr5" draw:text-style-name="P2" draw:layer="layout" svg:width="5cm" svg:height="0.997cm" svg:x="17.5cm" svg:y="7.5cm">
          <draw:text-box>
            <text:p text:style-name="P5"><text:span text:style-name="T1">T_Disconnect-PDU</text:span></text:p>
            <text:p text:style-name="P2"><text:span text:style-name="T1">90 00 00 33 07 60 81</text:span></text:p>
          </draw:text-box>
        </draw:frame>
        <draw:frame draw:style-name="gr5" draw:text-style-name="P2" draw:layer="layout" svg:width="5cm" svg:height="0.624cm" svg:x="17.4cm" svg:y="9.876cm">
          <draw:text-box>
            <text:p text:style-name="P2"><text:span text:style-name="T1">????</text:span></text:p>
          </draw:text-box>
        </draw:frame>
        <draw:frame draw:style-name="gr5" draw:text-style-name="P7" draw:layer="layout" svg:width="9.5cm" svg:height="0.734cm" svg:x="10.5cm" svg:y="3.5cm">
          <draw:text-box>
            <text:p text:style-name="P6"><text:span text:style-name="T2">Close Connection</text:span></text:p>
          </draw:text-box>
        </draw:frame>
        <draw:line draw:style-name="gr6" draw:text-style-name="P1" draw:layer="layout" svg:x1="0cm" svg:y1="4cm" svg:x2="26cm" svg:y2="4cm">
          <text:p/>
        </draw:line>
        <draw:line draw:style-name="gr3" draw:text-style-name="P1" draw:layer="layout" svg:x1="2cm" svg:y1="11.697cm" svg:x2="15cm" svg:y2="11.697cm">
          <text:p/>
        </draw:line>
        <draw:frame draw:style-name="gr5" draw:text-style-name="P2" draw:layer="layout" svg:width="2.5cm" svg:height="0.997cm" svg:x="7.5cm" svg:y="11.2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5" draw:text-style-name="P2" draw:layer="layout" svg:width="2.5cm" svg:height="0.997cm" svg:x="7cm" svg:y="7.303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18T07:14:23.15</meta:creation-date>
    <meta:editing-duration>PT02H03M29S</meta:editing-duration>
    <meta:editing-cycles>3</meta:editing-cycles>
    <dc:date>2010-04-18T10:49:08.67</dc:date>
    <meta:generator>OpenOffice.org/3.1$Win32 OpenOffice.org_project/310m19$Build-9420</meta:generator>
    <meta:document-statistic meta:object-count="109"/>
  </office:meta>
</office:document-meta>
</file>